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GSocketOpener.openSocket( ILateralCacheAttributes lca , int timeOut , String grou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GSocketOpener.JGSocketOpener( ILateralCacheAttributes lca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GSocketOpener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GSocketOpener.getSo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